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c2f19" officeooo:paragraph-rsid="000c2f19"/>
    </style:style>
    <style:style style:name="P2" style:family="paragraph" style:parent-style-name="Standard">
      <style:text-properties officeooo:rsid="000c6696" officeooo:paragraph-rsid="000c6696"/>
    </style:style>
    <style:style style:name="P3" style:family="paragraph" style:parent-style-name="Standard">
      <style:text-properties officeooo:rsid="000e922c" officeooo:paragraph-rsid="000e92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input_q6.cpp The_Choosy_Girl.cpp The_Generous_Boy.cpp q6.cpp The_Utility_Gifts.cpp couple.cpp</text:p>
      <text:p text:style-name="P1"/>
      <text:p text:style-name="P2">enter t around 150</text:p>
      <text:p text:style-name="P2"/>
      <text:p text:style-name="P3">output is stored in new_couples.tx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4</meta:editing-cycles>
    <meta:editing-duration>PT47S</meta:editing-duration>
    <dc:date>2017-04-10T04:25:22.272801230</dc:date>
    <meta:document-statistic meta:table-count="0" meta:image-count="0" meta:object-count="0" meta:page-count="1" meta:paragraph-count="3" meta:word-count="16" meta:character-count="150" meta:non-whitespace-character-count="137"/>
    <meta:user-defined meta:name="Info 1"/>
    <meta:user-defined meta:name="Info 2"/>
    <meta:user-defined meta:name="Info 3"/>
    <meta:user-defined meta:name="Info 4"/>
  </office:meta>
</office:document-meta>
</file>